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1" svg:font-family="'Noto Sans'" style:font-adornments="Bold" style:font-family-generic="swiss" style:font-pitch="variable"/>
    <style:font-face style:name="Noto Sans" svg:font-family="'Noto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text-properties fo:font-size="7pt" officeooo:rsid="00758099" officeooo:paragraph-rsid="012060bb" style:font-size-asian="7pt" style:font-size-complex="7pt"/>
    </style:style>
    <style:style style:name="P2" style:family="paragraph" style:parent-style-name="Text_20_body">
      <style:text-properties fo:color="#ff3333" fo:font-weight="bold" officeooo:rsid="00e598cd" officeooo:paragraph-rsid="0121359f" style:font-weight-asian="bold" style:font-weight-complex="bold"/>
    </style:style>
    <style:style style:name="P3" style:family="paragraph" style:parent-style-name="Text_20_body">
      <style:text-properties fo:font-size="8pt" style:font-size-asian="8pt" style:font-size-complex="8pt"/>
    </style:style>
    <style:style style:name="P4" style:family="paragraph" style:parent-style-name="Text_20_body">
      <style:text-properties fo:font-size="8pt" officeooo:rsid="0121359f" officeooo:paragraph-rsid="0121359f" style:font-size-asian="8pt" style:font-size-complex="8pt"/>
    </style:style>
    <style:style style:name="P5" style:family="paragraph" style:parent-style-name="Text_20_body">
      <style:text-properties fo:font-size="8pt" officeooo:rsid="00e598cd" officeooo:paragraph-rsid="0121359f" style:font-size-asian="8pt" style:font-size-complex="8pt"/>
    </style:style>
    <style:style style:name="P6" style:family="paragraph" style:parent-style-name="Text_20_body">
      <style:text-properties fo:font-size="8pt" officeooo:rsid="0121359f" officeooo:paragraph-rsid="0121359f" style:font-size-asian="8pt" style:font-size-complex="8pt"/>
    </style:style>
    <style:style style:name="P7" style:family="paragraph" style:parent-style-name="Text_20_body">
      <style:text-properties fo:font-size="8pt" officeooo:paragraph-rsid="0122c43d" style:font-size-asian="8pt" style:font-size-complex="8pt"/>
    </style:style>
    <style:style style:name="P8" style:family="paragraph" style:parent-style-name="Text_20_body">
      <style:text-properties fo:font-size="8pt" officeooo:paragraph-rsid="01237b17" style:font-size-asian="8pt" style:font-size-complex="8pt"/>
    </style:style>
    <style:style style:name="T1" style:family="text">
      <style:text-properties officeooo:rsid="00e91d1a"/>
    </style:style>
    <style:style style:name="T2" style:family="text">
      <style:text-properties officeooo:rsid="00eb889c"/>
    </style:style>
    <style:style style:name="T3" style:family="text">
      <style:text-properties officeooo:rsid="01230111"/>
    </style:style>
    <style:style style:name="T4" style:family="text">
      <style:text-properties officeooo:rsid="01237b17"/>
    </style:style>
    <style:style style:name="T5" style:family="text">
      <style:text-properties officeooo:rsid="0125140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<text:span text:style-name="T2">Pins library f</text:span>unctions</text:h>
      <text:p text:style-name="P1">190<text:span text:style-name="T1">917</text:span>, updated <text:span text:style-name="T5">2</text:span>.<text:span text:style-name="T5">11</text:span>.2019/pekka</text:p>
      <text:h text:style-name="Heading_20_3" text:outline-level="3">Initialize pins</text:h>
      <text:p text:style-name="P8">/* <text:span text:style-name="T4">Set up </text:span>IO <text:span text:style-name="T3">h</text:span>ardware.</text:p>
      <text:p text:style-name="P3"><text:s/>*/</text:p>
      <text:p text:style-name="P7">void pins_setup(</text:p>
      <text:p text:style-name="P7"><text:s text:c="4"/>const IoPinsHdr *pins_hdr,</text:p>
      <text:p text:style-name="P7"><text:s text:c="4"/>os_int flags);</text:p>
      <text:h text:style-name="Heading_20_3" text:outline-level="3">Set and get pin state</text:h>
      <text:p text:style-name="P4">/* Set IO pin state.</text:p>
      <text:p text:style-name="P4"><text:s/>*/</text:p>
      <text:p text:style-name="P4">void pin_set(</text:p>
      <text:p text:style-name="P4"><text:s text:c="4"/>const Pin *pin,</text:p>
      <text:p text:style-name="P4"><text:s text:c="4"/>os_int state);</text:p>
      <text:p text:style-name="P4"/>
      <text:p text:style-name="P4">/* Get pin state.</text:p>
      <text:p text:style-name="P4"><text:s/>*/</text:p>
      <text:p text:style-name="P4">os_int pin_get(</text:p>
      <text:p text:style-name="P4"><text:s text:c="4"/>const Pin *pin);</text:p>
      <text:h text:style-name="Heading_20_3" text:outline-level="3">Access pin parameters</text:h>
      <text:p text:style-name="P5">/* Modify IO pin parameter.</text:p>
      <text:p text:style-name="P5"><text:s/>*/</text:p>
      <text:p text:style-name="P5">void pin_set_prm(</text:p>
      <text:p text:style-name="P5"><text:s text:c="4"/>const Pin *pin,</text:p>
      <text:p text:style-name="P5"><text:s text:c="4"/>pinPrm prm,</text:p>
      <text:p text:style-name="P5"><text:s text:c="4"/>os_int value);</text:p>
      <text:p text:style-name="P5"/>
      <text:p text:style-name="P5">/* Get value of IO pin parmeter.</text:p>
      <text:p text:style-name="P5"><text:s/>*/</text:p>
      <text:p text:style-name="P5">os_int pin_get_prm(</text:p>
      <text:p text:style-name="P5"><text:s text:c="4"/>const Pin *pin,</text:p>
      <text:p text:style-name="P5"><text:s text:c="4"/>pinPrm prm);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1" svg:font-family="'Noto Sans'" style:font-adornments="Bold" style:font-family-generic="swiss" style:font-pitch="variable"/>
    <style:font-face style:name="Noto Sans" svg:font-family="'Noto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Noto Sans" fo:font-family="'Noto Sans'" style:font-style-name="Regular" style:font-family-generic="swiss" style:font-pitch="variable" fo:font-size="10.5pt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in" loext:contextual-spacing="false" fo:line-height="105%"/>
      <style:text-properties fo:font-size="10.5pt" style:font-size-asian="10.5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701in" fo:margin-bottom="0.0402in" loext:contextual-spacing="false" fo:text-indent="0in" style:auto-text-indent="false"/>
      <style:text-properties style:font-name="Noto Sans1" fo:font-family="'Noto Sans'" style:font-style-name="Bold" style:font-family-generic="swiss" style:font-pitch="variable" fo:font-size="14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402in" fo:margin-bottom="0.0299in" loext:contextual-spacing="false" fo:text-indent="0in" style:auto-text-indent="false"/>
      <style:text-properties style:font-name="Noto Sans1" fo:font-family="'Noto Sans'" style:font-style-name="Bold" style:font-family-generic="swiss" style:font-pitch="variable" fo:font-size="13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1in" fo:margin-bottom="0.0299in" loext:contextual-spacing="false" fo:text-indent="0in" style:auto-text-indent="false"/>
      <style:text-properties fo:font-size="10.5pt" fo:font-weight="bold" style:font-size-asian="101%" style:font-weight-asian="bold" style:font-size-complex="101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7T17:01:06.053858073</meta:creation-date>
    <dc:date>2019-11-03T03:59:50.833195033</dc:date>
    <meta:editing-duration>P2DT10H36M57S</meta:editing-duration>
    <meta:editing-cycles>237</meta:editing-cycles>
    <meta:generator>LibreOffice/6.2.4.2$Linux_X86_64 LibreOffice_project/20$Build-2</meta:generator>
    <meta:document-statistic meta:table-count="0" meta:image-count="0" meta:object-count="0" meta:page-count="1" meta:paragraph-count="30" meta:word-count="82" meta:character-count="515" meta:non-whitespace-character-count="418"/>
  </office:meta>
</office:document-meta>
</file>